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Dimension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Big House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18,5x24 cm</text:p>
          </table:table-cell>
          <table:table-cell office:value-type="string">
            <text:p>Big House 1</text:p>
          </table:table-cell>
          <table:table-cell office:value-type="string">
            <text:p>Big House 2</text:p>
          </table:table-cell>
          <table:table-cell office:value-type="string">
            <text:p>Big House 3</text:p>
          </table:table-cell>
          <table:table-cell office:value-type="string">
            <text:p>Big House 4</text:p>
          </table:table-cell>
          <table:table-cell table:number-columns-repeated="2"/>
        </table:table-row>
        <table:table-row table:style-name="ro2">
          <table:table-cell office:value-type="string">
            <text:p>Orc Arena</text:p>
          </table:table-cell>
          <table:table-cell office:value-type="currency" office:currency="EUR" office:value="88">
            <text:p>88,00 €</text:p>
          </table:table-cell>
          <table:table-cell office:value-type="string">
            <text:p>42x44 cm</text:p>
          </table:table-cell>
          <table:table-cell office:value-type="string">
            <text:p>Orc Arena 1</text:p>
          </table:table-cell>
          <table:table-cell office:value-type="string">
            <text:p>Orc Arena 2</text:p>
          </table:table-cell>
          <table:table-cell office:value-type="string">
            <text:p>Orc Arena 3</text:p>
          </table:table-cell>
          <table:table-cell table:number-columns-repeated="3"/>
        </table:table-row>
        <table:table-row table:style-name="ro2">
          <table:table-cell office:value-type="string">
            <text:p>Orc barricades</text:p>
          </table:table-cell>
          <table:table-cell office:value-type="currency" office:currency="EUR" office:value="18">
            <text:p>18,00 €</text:p>
          </table:table-cell>
          <table:table-cell/>
          <table:table-cell office:value-type="string">
            <text:p>Orc barricades 1</text:p>
          </table:table-cell>
          <table:table-cell office:value-type="string">
            <text:p>Orc barricades 2</text:p>
          </table:table-cell>
          <table:table-cell office:value-type="string">
            <text:p>Orc barricades 3</text:p>
          </table:table-cell>
          <table:table-cell office:value-type="string">
            <text:p>Orc barricades 4</text:p>
          </table:table-cell>
          <table:table-cell table:number-columns-repeated="2"/>
        </table:table-row>
        <table:table-row table:style-name="ro2">
          <table:table-cell office:value-type="string">
            <text:p>Small Cottage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13x13 cm</text:p>
          </table:table-cell>
          <table:table-cell office:value-type="string">
            <text:p>Small Cottage 1</text:p>
          </table:table-cell>
          <table:table-cell office:value-type="string">
            <text:p>Small Cottage 2</text:p>
          </table:table-cell>
          <table:table-cell office:value-type="string">
            <text:p>Small Cottage 3</text:p>
          </table:table-cell>
          <table:table-cell table:number-columns-repeated="3"/>
        </table:table-row>
        <table:table-row table:style-name="ro2">
          <table:table-cell office:value-type="string">
            <text:p>Watchtower</text:p>
          </table:table-cell>
          <table:table-cell office:value-type="currency" office:currency="EUR" office:value="11.5">
            <text:p>11,50 €</text:p>
          </table:table-cell>
          <table:table-cell office:value-type="string">
            <text:p>10x11 cm</text:p>
          </table:table-cell>
          <table:table-cell office:value-type="string">
            <text:p>Watchtower 1</text:p>
          </table:table-cell>
          <table:table-cell office:value-type="string">
            <text:p>Watchtower 2</text:p>
          </table:table-cell>
          <table:table-cell office:value-type="string">
            <text:p>Watchtower 3</text:p>
          </table:table-cell>
          <table:table-cell office:value-type="string">
            <text:p>Watchtower 4</text:p>
          </table:table-cell>
          <table:table-cell table:number-columns-repeated="2"/>
        </table:table-row>
        <table:table-row table:style-name="ro2">
          <table:table-cell office:value-type="string">
            <text:p>Wood Cottage</text:p>
          </table:table-cell>
          <table:table-cell office:value-type="currency" office:currency="EUR" office:value="19">
            <text:p>19,00 €</text:p>
          </table:table-cell>
          <table:table-cell office:value-type="string">
            <text:p>11x11 cm</text:p>
          </table:table-cell>
          <table:table-cell office:value-type="string">
            <text:p>Wood Cottage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08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08:06:13.82</dc:date>
    <dc:creator>Ycham BOUNOUAR</dc:creator>
    <meta:editing-duration>PT5M54S</meta:editing-duration>
    <meta:editing-cycles>3</meta:editing-cycles>
    <meta:document-statistic meta:table-count="1" meta:cell-count="45" meta:object-count="0"/>
  </office:meta>
</office:document-meta>
</file>